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4343f" officeooo:paragraph-rsid="0014343f"/>
    </style:style>
    <style:style style:name="P2" style:family="paragraph" style:parent-style-name="Standard" style:list-style-name="L1">
      <style:text-properties officeooo:rsid="0015f99a" officeooo:paragraph-rsid="0015f99a"/>
    </style:style>
    <style:style style:name="P3" style:family="paragraph" style:parent-style-name="Standard" style:list-style-name="L1">
      <style:text-properties fo:color="#c9211e" loext:opacity="100%" officeooo:rsid="0015f99a" officeooo:paragraph-rsid="0015f99a"/>
    </style:style>
    <style:style style:name="P4" style:family="paragraph" style:parent-style-name="Standard" style:list-style-name="L1">
      <style:text-properties fo:color="#c9211e" loext:opacity="100%" officeooo:rsid="0018d2e9" officeooo:paragraph-rsid="0018d2e9"/>
    </style:style>
    <style:style style:name="P5" style:family="paragraph" style:parent-style-name="Standard" style:list-style-name="L1">
      <style:text-properties fo:color="#c9211e" loext:opacity="100%" officeooo:rsid="001a0cc1" officeooo:paragraph-rsid="001a0cc1"/>
    </style:style>
    <style:style style:name="P6" style:family="paragraph" style:parent-style-name="Standard" style:list-style-name="L1">
      <style:text-properties fo:color="#c9211e" loext:opacity="100%" officeooo:rsid="001a892c" officeooo:paragraph-rsid="001a892c"/>
    </style:style>
    <style:style style:name="P7" style:family="paragraph" style:parent-style-name="Standard" style:list-style-name="L1">
      <style:text-properties fo:color="#c9211e" loext:opacity="100%" officeooo:rsid="0025c00b" officeooo:paragraph-rsid="0025c00b"/>
    </style:style>
    <style:style style:name="P8" style:family="paragraph" style:parent-style-name="Standard" style:list-style-name="L1">
      <style:text-properties fo:color="#c9211e" loext:opacity="100%" officeooo:rsid="0021259b" officeooo:paragraph-rsid="001fec50"/>
    </style:style>
    <style:style style:name="P9" style:family="paragraph" style:parent-style-name="Standard" style:list-style-name="L1">
      <style:text-properties fo:color="#c9211e" loext:opacity="100%" officeooo:rsid="00212a62" officeooo:paragraph-rsid="00212a62"/>
    </style:style>
    <style:style style:name="P10" style:family="paragraph" style:parent-style-name="Standard" style:list-style-name="L1">
      <style:text-properties fo:color="#c9211e" loext:opacity="100%" officeooo:rsid="00228e4b" officeooo:paragraph-rsid="00228e4b"/>
    </style:style>
    <style:style style:name="P11" style:family="paragraph" style:parent-style-name="Standard" style:list-style-name="L1">
      <style:text-properties fo:color="#c9211e" loext:opacity="100%" officeooo:rsid="0024ab4a" officeooo:paragraph-rsid="0024ab4a"/>
    </style:style>
    <style:style style:name="P12" style:family="paragraph" style:parent-style-name="Standard" style:list-style-name="L1">
      <style:text-properties style:use-window-font-color="true" loext:opacity="0%" officeooo:rsid="0015f99a" officeooo:paragraph-rsid="0015f99a"/>
    </style:style>
    <style:style style:name="P13" style:family="paragraph" style:parent-style-name="Standard" style:list-style-name="L1">
      <style:text-properties officeooo:rsid="0018d2e9" officeooo:paragraph-rsid="0018d2e9"/>
    </style:style>
    <style:style style:name="P14" style:family="paragraph" style:parent-style-name="Standard" style:list-style-name="L1">
      <style:text-properties officeooo:rsid="001a0cc1" officeooo:paragraph-rsid="001a0cc1"/>
    </style:style>
    <style:style style:name="P15" style:family="paragraph" style:parent-style-name="Standard" style:list-style-name="L1">
      <style:text-properties officeooo:rsid="001ddb9e" officeooo:paragraph-rsid="001ddb9e"/>
    </style:style>
    <style:style style:name="P16" style:family="paragraph" style:parent-style-name="Standard" style:list-style-name="L1">
      <style:text-properties officeooo:rsid="001ebff4" officeooo:paragraph-rsid="001ebff4"/>
    </style:style>
    <style:style style:name="P17" style:family="paragraph" style:parent-style-name="Standard" style:list-style-name="L1">
      <style:text-properties officeooo:rsid="001ebff4" officeooo:paragraph-rsid="00212a62"/>
    </style:style>
    <style:style style:name="P18" style:family="paragraph" style:parent-style-name="Standard" style:list-style-name="L1">
      <style:text-properties officeooo:rsid="001a892c" officeooo:paragraph-rsid="001a892c"/>
    </style:style>
    <style:style style:name="P19" style:family="paragraph" style:parent-style-name="Standard" style:list-style-name="L1">
      <style:text-properties officeooo:rsid="001fec50" officeooo:paragraph-rsid="001fec50"/>
    </style:style>
    <style:style style:name="P20" style:family="paragraph" style:parent-style-name="Standard" style:list-style-name="L1">
      <style:text-properties officeooo:rsid="0021259b" officeooo:paragraph-rsid="0021259b"/>
    </style:style>
    <style:style style:name="P21" style:family="paragraph" style:parent-style-name="Standard" style:list-style-name="L1">
      <style:text-properties officeooo:rsid="00212a62" officeooo:paragraph-rsid="00212a62"/>
    </style:style>
    <style:style style:name="P22" style:family="paragraph" style:parent-style-name="Standard" style:list-style-name="L1">
      <style:text-properties officeooo:rsid="00228e4b" officeooo:paragraph-rsid="00228e4b"/>
    </style:style>
    <style:style style:name="P23" style:family="paragraph" style:parent-style-name="Standard" style:list-style-name="L1">
      <style:text-properties officeooo:rsid="0024463a" officeooo:paragraph-rsid="0024463a"/>
    </style:style>
    <style:style style:name="P24" style:family="paragraph" style:parent-style-name="Standard" style:list-style-name="L1">
      <style:text-properties officeooo:rsid="0024ab4a" officeooo:paragraph-rsid="0024ab4a"/>
    </style:style>
    <style:style style:name="P25" style:family="paragraph" style:parent-style-name="Standard" style:list-style-name="L1">
      <style:text-properties officeooo:rsid="002bd417" officeooo:paragraph-rsid="002bd417"/>
    </style:style>
    <style:style style:name="P26" style:family="paragraph" style:parent-style-name="Standard">
      <style:text-properties officeooo:rsid="002bd417" officeooo:paragraph-rsid="002bd417"/>
    </style:style>
    <style:style style:name="P27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officeooo:rsid="001ebff4"/>
    </style:style>
    <style:style style:name="T2" style:family="text">
      <style:text-properties officeooo:rsid="001fec50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21259b"/>
    </style:style>
    <style:style style:name="T5" style:family="text">
      <style:text-properties fo:color="#c9211e" loext:opacity="100%" officeooo:rsid="00228e4b"/>
    </style:style>
    <style:style style:name="T6" style:family="text">
      <style:text-properties fo:color="#c9211e" loext:opacity="100%" officeooo:rsid="002af7b7"/>
    </style:style>
    <style:style style:name="T7" style:family="text">
      <style:text-properties officeooo:rsid="00212a62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28e4b"/>
    </style:style>
    <style:style style:name="T10" style:family="text">
      <style:text-properties officeooo:rsid="0027b46f"/>
    </style:style>
    <style:style style:name="T11" style:family="text">
      <style:text-properties officeooo:rsid="002af7b7"/>
    </style:style>
    <style:style style:name="T12" style:family="text">
      <style:text-properties fo:color="#008000" loext:opacity="100%" style:font-name="Cascadia Mono" fo:font-size="9.5pt" style:font-size-asian="9.5pt"/>
    </style:style>
    <style:style style:name="T13" style:family="text">
      <style:text-properties fo:color="#000000" loext:opacity="100%" style:font-name="Cascadia Mono" fo:font-size="9.5pt" style:font-size-asian="9.5pt"/>
    </style:style>
    <style:style style:name="T14" style:family="text">
      <style:text-properties fo:color="#008080" loext:opacity="100%" style:font-name="Cascadia Mono" fo:font-size="9.5pt" style:font-size-asian="9.5pt"/>
    </style:style>
    <style:style style:name="T15" style:family="text">
      <style:text-properties fo:color="#a31515" loext:opacity="100%" style:font-name="Cascadia Mono" fo:font-size="9.5pt" style:font-size-asian="9.5pt"/>
    </style:style>
    <style:style style:name="T16" style:family="text">
      <style:text-properties fo:color="#2b91af" loext:opacity="100%" style:font-name="Cascadia Mono" fo:font-size="9.5pt" style:font-size-asian="9.5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15732425" text:style-name="L1">
        <text:list-item>
          <text:p text:style-name="P1"/>
          <text:list>
            <text:list-item>
              <text:p text:style-name="P2">[-2 * 2 + 0 * 0 + 3 * 2]<text:tab/>[-2 * (-1) + 0 * 6 + 3 * (-3)]</text:p>
              <text:p text:style-name="P2">[4 * 2 + 1 * 0 + (-1)* 2]<text:tab/>[4 * (-1) + 1 * 6 + (-1) * (-3)]</text:p>
              <text:p text:style-name="P2"/>
              <text:p text:style-name="P2">[-4 + 6] = [2]<text:tab/><text:tab/><text:tab/>[2 – 9] = [-7]</text:p>
              <text:p text:style-name="P2">[8 – 2] = [6]<text:tab/><text:tab/><text:tab/>[-4 + 6 + 3] = [5]</text:p>
              <text:p text:style-name="P1"/>
              <text:p text:style-name="P3">[2<text:tab/>-7]</text:p>
              <text:p text:style-name="P3">[6<text:tab/>5]</text:p>
              <text:p text:style-name="P3"/>
            </text:list-item>
            <text:list-item>
              <text:p text:style-name="P12">[2 * 1 + 0 * 2 + 2 * 1]<text:tab/><text:tab/>= [2 + 2] = [4]</text:p>
              <text:p text:style-name="P12">[0 * 1 + (-1) * 2 + (-3) * 1]<text:tab/>= [-2 – 3] = [-5]</text:p>
              <text:p text:style-name="P12">[0 * 1 + 0 * 2 + 1 * 1]<text:tab/><text:tab/>= [1]</text:p>
              <text:p text:style-name="P12"/>
              <text:p text:style-name="P3">[4]</text:p>
              <text:p text:style-name="P3">[-5]</text:p>
              <text:p text:style-name="P3">[1]</text:p>
            </text:list-item>
          </text:list>
        </text:list-item>
        <text:list-item>
          <text:p text:style-name="P1"/>
          <text:list>
            <text:list-item>
              <text:p text:style-name="P4">[1]</text:p>
              <text:p text:style-name="P4">[2]</text:p>
              <text:p text:style-name="P4">[3]</text:p>
              <text:p text:style-name="P13"/>
            </text:list-item>
            <text:list-item>
              <text:p text:style-name="P4">[1<text:tab/>0<text:tab/>0]</text:p>
              <text:p text:style-name="P4">[0<text:tab/>1<text:tab/>0]</text:p>
              <text:p text:style-name="P4">[0<text:tab/>0<text:tab/>1]</text:p>
            </text:list-item>
          </text:list>
        </text:list-item>
        <text:list-item>
          <text:p text:style-name="P1"/>
          <text:list>
            <text:list-item>
              <text:p text:style-name="P5">[2<text:tab/>-4<text:tab/>3]<text:tab/>x<text:tab/>[1<text:tab/>2<text:tab/>3]</text:p>
              <text:p text:style-name="P5"><text:tab/><text:tab/><text:tab/><text:tab/>[-5<text:tab/>0<text:tab/>-1]</text:p>
              <text:p text:style-name="P5"><text:tab/><text:tab/><text:tab/><text:tab/>[2<text:tab/>-2<text:tab/>3]</text:p>
              <text:p text:style-name="P14"/>
            </text:list-item>
            <text:list-item>
              <text:p text:style-name="P6">[3<text:tab/>2<text:tab/>-1<text:tab/>5]<text:tab/>x<text:tab/>[2<text:tab/>-4]</text:p>
              <text:p text:style-name="P6"><text:tab/><text:tab/><text:tab/><text:tab/><text:tab/>[1<text:tab/>4]</text:p>
              <text:p text:style-name="P6"><text:tab/><text:tab/><text:tab/><text:tab/><text:tab/>[-2<text:tab/>-3]</text:p>
              <text:p text:style-name="P6"><text:tab/><text:tab/><text:tab/><text:tab/><text:tab/>[1<text:tab/>1]</text:p>
            </text:list-item>
          </text:list>
        </text:list-item>
        <text:list-item>
          <text:p text:style-name="P1"/>
          <text:list>
            <text:list-item>
              <text:p text:style-name="P7">Não. <text:span text:style-name="T10">O determinante é igual a 0 pois tem uma linha com todos os elementos igual a 0.</text:span></text:p>
            </text:list-item>
          </text:list>
        </text:list-item>
        <text:list-item>
          <text:p text:style-name="P1"/>
          <text:list>
            <text:list-item>
              <text:p text:style-name="P15">[21<text:tab/>-4]<text:tab/>x<text:tab/>[a<text:tab/>b]<text:tab/>=<text:tab/>[1<text:tab/>0]</text:p>
              <text:p text:style-name="P15">[10<text:tab/>7]<text:tab/><text:tab/>[c<text:tab/>d]<text:tab/><text:tab/>[0<text:tab/>1]</text:p>
              <text:p text:style-name="P15"/>
              <text:p text:style-name="P15">[21 * a + (-4) * c<text:tab/>21 * b + (-4) * d]<text:tab/>=<text:tab/>[<text:span text:style-name="T1">1<text:tab/>0</text:span>]</text:p>
              <text:p text:style-name="P15">[10 * a + 7 * c<text:tab/><text:tab/>10 * b + 7 * d]<text:tab/><text:tab/><text:tab/><text:span text:style-name="T1">[0<text:tab/>1]</text:span></text:p>
              <text:p text:style-name="P16"/>
              <text:p text:style-name="P16">[I. 21a – 4c = 1<text:tab/>II. 21b – 4d = 0]</text:p>
              <text:p text:style-name="P16">[III. 10a + 7c = 0<text:tab/>IV. 10b + 7d = 1]</text:p>
              <text:p text:style-name="P18"/>
              <text:p text:style-name="P17"><text:span text:style-name="T2">II. </text:span>21b = 4d → b = 4d / 21</text:p>
              <text:p text:style-name="P17"/>
              <text:p text:style-name="P17"><text:span text:style-name="T2">III. </text:span>10a = -7c → a = -7c / 10</text:p>
              <text:p text:style-name="P17"/>
              <text:p text:style-name="P19">I. 21 (-7c / 10) – 4c = 1 → -147c / 10 – 4c = 1 → -187c / 10 = 1 → -187c = 10 → <text:span text:style-name="T3">c = -10 / 187</text:span></text:p>
              <text:p text:style-name="P19"><text:soft-page-break/>III. a = -7 * (-10 / 187) / 10 → a = 70 / 187 / 10 → <text:span text:style-name="T3">a = </text:span><text:span text:style-name="T4">7 / 187</text:span></text:p>
              <text:p text:style-name="P8"/>
              <text:p text:style-name="P20">I<text:span text:style-name="T7">I. 21 * b – 4d = 0<text:tab/>*(7) → <text:tab/>147b – 28d = 0</text:span></text:p>
              <text:p text:style-name="P21">IV. 10 * b + 7d = 1<text:tab/>*(4) → +<text:tab/><text:span text:style-name="T8">40b + 28 d = 4</text:span></text:p>
              <text:p text:style-name="P21"><text:tab/><text:tab/><text:tab/><text:tab/><text:tab/>187b = 4</text:p>
              <text:p text:style-name="P9">b = 4 / 187</text:p>
              <text:p text:style-name="P21">II. 21 * (4 / 187) = 4d → 84 / 187 = 4d → <text:span text:style-name="T9">84 = 748d → d = 84 / 748 → </text:span><text:span text:style-name="T5">d = 21 / 187</text:span></text:p>
              <text:p text:style-name="P22"/>
              <text:p text:style-name="P10">[7/ 187<text:tab/><text:tab/>4 / 187]</text:p>
              <text:p text:style-name="P10">[-10 / 187<text:tab/>21 / 187]</text:p>
              <text:p text:style-name="P22"/>
            </text:list-item>
            <text:list-item>
              <text:p text:style-name="P22">[2<text:tab/>0<text:tab/>0]<text:tab/><text:tab/>[a<text:tab/>b<text:tab/>c]<text:tab/><text:tab/>[1<text:tab/>0<text:tab/>0]</text:p>
              <text:p text:style-name="P22">[0<text:tab/>3<text:tab/>0]<text:tab/>x<text:tab/>[d<text:tab/>e<text:tab/>f]<text:tab/>=<text:tab/>[0<text:tab/>1<text:tab/>0]</text:p>
              <text:p text:style-name="P22">[0<text:tab/>0<text:tab/>7]<text:tab/><text:tab/>[g<text:tab/>h<text:tab/>i]<text:tab/><text:tab/>[0<text:tab/>0<text:tab/>1]</text:p>
              <text:p text:style-name="P23"/>
              <text:p text:style-name="P24">2a = 1 → <text:span text:style-name="T3">a = 1 / 2</text:span></text:p>
              <text:p text:style-name="P24"/>
              <text:p text:style-name="P24">3e = 1 → <text:span text:style-name="T3">e = 1 / 3</text:span></text:p>
              <text:p text:style-name="P24"/>
              <text:p text:style-name="P24">7i = 1 → <text:span text:style-name="T3">i = 1 / 7</text:span></text:p>
              <text:p text:style-name="P24"/>
              <text:p text:style-name="P11">[1 / 2<text:tab/>0<text:tab/>0]</text:p>
              <text:p text:style-name="P11">[0<text:tab/>1 / <text:span text:style-name="T11">3</text:span><text:tab/>0]</text:p>
              <text:p text:style-name="P24"><text:span text:style-name="T3">[0<text:tab/>0<text:tab/>1 / </text:span><text:span text:style-name="T6">7</text:span><text:span text:style-name="T3">]</text:span></text:p>
            </text:list-item>
          </text:list>
        </text:list-item>
        <text:list-item>
          <text:p text:style-name="P25"><text:span text:style-name="T3"/></text:p>
        </text:list-item>
      </text:list>
      <text:p text:style-name="P26"><text:span text:style-name="T12"><text:tab/>// questão 1</text:span></text:p>
      <text:p text:style-name="Standard"><text:span text:style-name="T13"><text:tab/>cout </text:span><text:span text:style-name="T14">&lt;&lt;</text:span><text:span text:style-name="T13"> </text:span><text:span text:style-name="T15">"Questao 1"</text:span><text:span text:style-name="T13"> </text:span><text:span text:style-name="T14">&lt;&lt;</text:span><text:span text:style-name="T13"> endl </text:span><text:span text:style-name="T14">&lt;&lt;</text:span><text:span text:style-name="T13"> endl;</text:span></text:p>
      <text:p text:style-name="Standard"><text:span text:style-name="T13"><text:tab/></text:span><text:span text:style-name="T12">// item a</text:span></text:p>
      <text:p text:style-name="Standard"><text:span text:style-name="T13"><text:tab/></text:span><text:span text:style-name="T12">/*</text:span></text:p>
      <text:p text:style-name="Standard"><text:span text:style-name="T12"><text:tab/><text:tab/>-2<text:tab/>0<text:tab/>3</text:span></text:p>
      <text:p text:style-name="Standard"><text:span text:style-name="T12"><text:tab/><text:tab/>4<text:tab/>1<text:tab/>-1</text:span></text:p>
      <text:p text:style-name="Standard"><text:span text:style-name="T12"><text:tab/>*/</text:span></text:p>
      <text:p text:style-name="Standard"><text:span text:style-name="T13"><text:tab/></text:span><text:span text:style-name="T16">XMMATRIX</text:span><text:span text:style-name="T13"> G(</text:span></text:p>
      <text:p text:style-name="Standard"><text:span text:style-name="T13"><text:tab/><text:tab/>-2.0f, 0.0f, 3.0f, 0.0f,</text:span></text:p>
      <text:p text:style-name="Standard"><text:span text:style-name="T13"><text:tab/><text:tab/>4.0f, 1.0f, -1.0f, 0.0f,</text:span></text:p>
      <text:p text:style-name="Standard"><text:span text:style-name="T13"><text:tab/><text:tab/>0.0f, 0.0f, 0.0f, 0.0f,</text:span></text:p>
      <text:p text:style-name="Standard"><text:span text:style-name="T13"><text:tab/><text:tab/>0.0f, 0.0f, 0.0f, 0.0f</text:span></text:p>
      <text:p text:style-name="Standard"><text:span text:style-name="T13"><text:tab/>);</text:span></text:p>
      <text:p text:style-name="Standard"><text:span text:style-name="T13"><text:tab/></text:span><text:span text:style-name="T12">/*</text:span></text:p>
      <text:p text:style-name="Standard"><text:span text:style-name="T12"><text:tab/><text:tab/>2<text:tab/>-1</text:span></text:p>
      <text:p text:style-name="Standard"><text:span text:style-name="T12"><text:tab/><text:tab/>0<text:tab/>6</text:span></text:p>
      <text:p text:style-name="Standard"><text:span text:style-name="T12"><text:tab/><text:tab/>2<text:tab/>-3</text:span></text:p>
      <text:p text:style-name="Standard"><text:span text:style-name="T12"><text:tab/>*/</text:span></text:p>
      <text:p text:style-name="Standard"><text:span text:style-name="T13"><text:tab/></text:span><text:span text:style-name="T16">XMMATRIX</text:span><text:span text:style-name="T13"> H(</text:span></text:p>
      <text:p text:style-name="Standard"><text:span text:style-name="T13"><text:tab/><text:tab/>2.0f, -1.0f, 0.0f, 0.0f,</text:span></text:p>
      <text:p text:style-name="Standard"><text:span text:style-name="T13"><text:tab/><text:tab/>0.0f, 6.0f, 0.0f, 0.0f,</text:span></text:p>
      <text:p text:style-name="Standard"><text:span text:style-name="T13"><text:tab/><text:tab/>2.0f, -3.0f, 0.0f, 0.0f,</text:span></text:p>
      <text:p text:style-name="Standard"><text:span text:style-name="T13"><text:tab/><text:tab/>0.0f, 0.0f, 0.0f, 0.0f</text:span></text:p>
      <text:p text:style-name="Standard"><text:span text:style-name="T13"><text:tab/>);</text:span></text:p>
      <text:p text:style-name="Standard"><text:span text:style-name="T13"><text:tab/></text:span><text:span text:style-name="T12">// produto de matrizes</text:span></text:p>
      <text:p text:style-name="Standard"><text:span text:style-name="T13"><text:tab/>cout </text:span><text:span text:style-name="T14">&lt;&lt;</text:span><text:span text:style-name="T13"> </text:span><text:span text:style-name="T15">"a) G x H = "</text:span><text:span text:style-name="T13"> </text:span><text:span text:style-name="T14">&lt;&lt;</text:span><text:span text:style-name="T13"> endl </text:span><text:span text:style-name="T14">&lt;&lt;</text:span><text:span text:style-name="T13"> G </text:span><text:span text:style-name="T14">*</text:span><text:span text:style-name="T13"> H </text:span><text:span text:style-name="T14">&lt;&lt;</text:span><text:span text:style-name="T13"> endl;</text:span></text:p>
      <text:p text:style-name="Standard"><text:span text:style-name="T13"><text:tab/></text:span><text:span text:style-name="T12">// item b</text:span></text:p>
      <text:p text:style-name="Standard"><text:span text:style-name="T13"><text:tab/></text:span><text:span text:style-name="T12">/*</text:span></text:p>
      <text:p text:style-name="Standard"><text:span text:style-name="T12"><text:tab/><text:tab/>2<text:tab/>0<text:tab/>2</text:span></text:p>
      <text:p text:style-name="Standard"><text:span text:style-name="T12"><text:tab/><text:tab/>0<text:tab/>-1<text:tab/>-3</text:span></text:p>
      <text:p text:style-name="Standard"><text:span text:style-name="T12"><text:tab/><text:tab/>0<text:tab/>0<text:tab/>1</text:span></text:p>
      <text:p text:style-name="Standard"><text:span text:style-name="T12"><text:tab/>*/</text:span></text:p>
      <text:p text:style-name="Standard"><text:span text:style-name="T13"><text:tab/></text:span><text:span text:style-name="T16">XMMATRIX</text:span><text:span text:style-name="T13"> I(</text:span></text:p>
      <text:p text:style-name="Standard"><text:span text:style-name="T13"><text:tab/><text:tab/>2.0f, 0.0f, 2.0f, 0.0f,</text:span></text:p>
      <text:p text:style-name="Standard"><text:soft-page-break/><text:span text:style-name="T13"><text:tab/><text:tab/>0.0f, -1.0f, -3.0f, 0.0f,</text:span></text:p>
      <text:p text:style-name="Standard"><text:span text:style-name="T13"><text:tab/><text:tab/>0.0f, 0.0f, 1.0f, 0.0f,</text:span></text:p>
      <text:p text:style-name="Standard"><text:span text:style-name="T13"><text:tab/><text:tab/>0.0f, 0.0f, 0.0f, 0.0f</text:span></text:p>
      <text:p text:style-name="Standard"><text:span text:style-name="T13"><text:tab/>);</text:span></text:p>
      <text:p text:style-name="Standard"><text:span text:style-name="T13"><text:tab/></text:span><text:span text:style-name="T12">/*</text:span></text:p>
      <text:p text:style-name="Standard"><text:span text:style-name="T12"><text:tab/><text:tab/>1</text:span></text:p>
      <text:p text:style-name="Standard"><text:span text:style-name="T12"><text:tab/><text:tab/>2</text:span></text:p>
      <text:p text:style-name="Standard"><text:span text:style-name="T12"><text:tab/><text:tab/>1</text:span></text:p>
      <text:p text:style-name="Standard"><text:span text:style-name="T12"><text:tab/>*/</text:span></text:p>
      <text:p text:style-name="Standard"><text:span text:style-name="T13"><text:tab/></text:span><text:span text:style-name="T16">XMMATRIX</text:span><text:span text:style-name="T13"> J(</text:span></text:p>
      <text:p text:style-name="Standard"><text:span text:style-name="T13"><text:tab/><text:tab/>1.0f, 0.0f, 0.0f, 0.0f,</text:span></text:p>
      <text:p text:style-name="Standard"><text:span text:style-name="T13"><text:tab/><text:tab/>2.0f, 0.0f, 0.0f, 0.0f,</text:span></text:p>
      <text:p text:style-name="Standard"><text:span text:style-name="T13"><text:tab/><text:tab/>1.0f, 0.0f, 0.0f, 0.0f,</text:span></text:p>
      <text:p text:style-name="Standard"><text:span text:style-name="T13"><text:tab/><text:tab/>0.0f, 0.0f, 0.0f, 0.0f</text:span></text:p>
      <text:p text:style-name="Standard"><text:span text:style-name="T13"><text:tab/>);</text:span></text:p>
      <text:p text:style-name="Standard"><text:span text:style-name="T13"><text:tab/></text:span><text:span text:style-name="T12">// produto de matrizes</text:span></text:p>
      <text:p text:style-name="Standard"><text:span text:style-name="T13"><text:tab/>cout </text:span><text:span text:style-name="T14">&lt;&lt;</text:span><text:span text:style-name="T13"> </text:span><text:span text:style-name="T15">"b) I x J = "</text:span><text:span text:style-name="T13"> </text:span><text:span text:style-name="T14">&lt;&lt;</text:span><text:span text:style-name="T13"> endl </text:span><text:span text:style-name="T14">&lt;&lt;</text:span><text:span text:style-name="T13"> I </text:span><text:span text:style-name="T14">*</text:span><text:span text:style-name="T13"> J </text:span><text:span text:style-name="T14">&lt;&lt;</text:span><text:span text:style-name="T13"> endl </text:span><text:span text:style-name="T14">&lt;&lt;</text:span><text:span text:style-name="T13"> endl</text:span><text:span text:style-name="T14">&lt;&lt;</text:span><text:span text:style-name="T13"> endl;</text:span></text:p>
      <text:p text:style-name="Standard"><text:span text:style-name="T13"><text:tab/></text:span></text:p>
      <text:p text:style-name="Standard"><text:span text:style-name="T13"><text:tab/></text:span><text:span text:style-name="T12">// questão 2</text:span></text:p>
      <text:p text:style-name="Standard"><text:span text:style-name="T13"><text:tab/>cout </text:span><text:span text:style-name="T14">&lt;&lt;</text:span><text:span text:style-name="T13"> </text:span><text:span text:style-name="T15">"Questao 2"</text:span><text:span text:style-name="T13"> </text:span><text:span text:style-name="T14">&lt;&lt;</text:span><text:span text:style-name="T13"> endl </text:span><text:span text:style-name="T14">&lt;&lt;</text:span><text:span text:style-name="T13"> endl;</text:span></text:p>
      <text:p text:style-name="Standard"><text:span text:style-name="T13"><text:tab/></text:span><text:span text:style-name="T12">// item a</text:span></text:p>
      <text:p text:style-name="Standard"><text:span text:style-name="T13"><text:tab/></text:span><text:span text:style-name="T12">/*</text:span></text:p>
      <text:p text:style-name="Standard"><text:span text:style-name="T12"><text:tab/><text:tab/>1<text:tab/>2<text:tab/>3</text:span></text:p>
      <text:p text:style-name="Standard"><text:span text:style-name="T12"><text:tab/>*/</text:span></text:p>
      <text:p text:style-name="Standard"><text:span text:style-name="T13"><text:tab/></text:span><text:span text:style-name="T16">XMMATRIX</text:span><text:span text:style-name="T13"> K(</text:span></text:p>
      <text:p text:style-name="Standard"><text:span text:style-name="T13"><text:tab/><text:tab/>1.0f, 2.0f, 3.0f, 0.0f,</text:span></text:p>
      <text:p text:style-name="Standard"><text:span text:style-name="T13"><text:tab/><text:tab/>0.0f, 0.0f, 0.0f, 0.0f,</text:span></text:p>
      <text:p text:style-name="Standard"><text:span text:style-name="T13"><text:tab/><text:tab/>0.0f, 0.0f, 0.0f, 0.0f,</text:span></text:p>
      <text:p text:style-name="Standard"><text:span text:style-name="T13"><text:tab/><text:tab/>0.0f, 0.0f, 0.0f, 0.0f</text:span></text:p>
      <text:p text:style-name="Standard"><text:span text:style-name="T13"><text:tab/>);</text:span></text:p>
      <text:p text:style-name="Standard"><text:span text:style-name="T13"><text:tab/></text:span><text:span text:style-name="T12">// calculando a transposta</text:span></text:p>
      <text:p text:style-name="Standard"><text:span text:style-name="T13"><text:tab/>cout </text:span><text:span text:style-name="T14">&lt;&lt;</text:span><text:span text:style-name="T13"> </text:span><text:span text:style-name="T15">"a) Transposta = "</text:span><text:span text:style-name="T13"> </text:span><text:span text:style-name="T14">&lt;&lt;</text:span><text:span text:style-name="T13"> endl </text:span><text:span text:style-name="T14">&lt;&lt;</text:span><text:span text:style-name="T13"> XMMatrixTranspose(K) </text:span><text:span text:style-name="T14">&lt;&lt;</text:span><text:span text:style-name="T13"> endl;</text:span></text:p>
      <text:p text:style-name="Standard"><text:span text:style-name="T13"><text:tab/></text:span><text:span text:style-name="T12">// item b</text:span></text:p>
      <text:p text:style-name="Standard"><text:span text:style-name="T13"><text:tab/></text:span><text:span text:style-name="T12">/*</text:span></text:p>
      <text:p text:style-name="Standard"><text:span text:style-name="T12"><text:tab/><text:tab/>1<text:tab/>0<text:tab/>0</text:span></text:p>
      <text:p text:style-name="Standard"><text:span text:style-name="T12"><text:tab/><text:tab/>0<text:tab/>1<text:tab/>0</text:span></text:p>
      <text:p text:style-name="Standard"><text:span text:style-name="T12"><text:tab/><text:tab/>0<text:tab/>0<text:tab/>1</text:span></text:p>
      <text:p text:style-name="Standard"><text:span text:style-name="T12"><text:tab/>*/</text:span></text:p>
      <text:p text:style-name="Standard"><text:span text:style-name="T13"><text:tab/></text:span><text:span text:style-name="T16">XMMATRIX</text:span><text:span text:style-name="T13"> L(</text:span></text:p>
      <text:p text:style-name="Standard"><text:span text:style-name="T13"><text:tab/><text:tab/>1.0f, 0.0f, 0.0f, 0.0f,</text:span></text:p>
      <text:p text:style-name="Standard"><text:span text:style-name="T13"><text:tab/><text:tab/>0.0f, 1.0f, 0.0f, 0.0f,</text:span></text:p>
      <text:p text:style-name="Standard"><text:span text:style-name="T13"><text:tab/><text:tab/>0.0f, 0.0f, 1.0f, 0.0f,</text:span></text:p>
      <text:p text:style-name="Standard"><text:span text:style-name="T13"><text:tab/><text:tab/>0.0f, 0.0f, 0.0f, 0.0f</text:span></text:p>
      <text:p text:style-name="Standard"><text:span text:style-name="T13"><text:tab/>);</text:span></text:p>
      <text:p text:style-name="Standard"><text:span text:style-name="T13"><text:tab/></text:span><text:span text:style-name="T12">// calculando a transposta</text:span></text:p>
      <text:p text:style-name="Standard"><text:span text:style-name="T13"><text:tab/>cout </text:span><text:span text:style-name="T14">&lt;&lt;</text:span><text:span text:style-name="T13"> </text:span><text:span text:style-name="T15">"a) Transposta = "</text:span><text:span text:style-name="T13"> </text:span><text:span text:style-name="T14">&lt;&lt;</text:span><text:span text:style-name="T13"> endl </text:span><text:span text:style-name="T14">&lt;&lt;</text:span><text:span text:style-name="T13"> XMMatrixTranspose(L) </text:span><text:span text:style-name="T14">&lt;&lt;</text:span><text:span text:style-name="T13"> endl </text:span><text:span text:style-name="T14">&lt;&lt;</text:span><text:span text:style-name="T13"> endl </text:span><text:span text:style-name="T14">&lt;&lt;</text:span><text:span text:style-name="T13"> endl;</text:span></text:p>
      <text:p text:style-name="P27"/>
      <text:p text:style-name="Standard"><text:span text:style-name="T13"><text:tab/></text:span><text:span text:style-name="T12">// questão 4</text:span></text:p>
      <text:p text:style-name="Standard"><text:span text:style-name="T13"><text:tab/>cout </text:span><text:span text:style-name="T14">&lt;&lt;</text:span><text:span text:style-name="T13"> </text:span><text:span text:style-name="T15">"Questao 4"</text:span><text:span text:style-name="T13"> </text:span><text:span text:style-name="T14">&lt;&lt;</text:span><text:span text:style-name="T13"> endl </text:span><text:span text:style-name="T14">&lt;&lt;</text:span><text:span text:style-name="T13"> endl;</text:span></text:p>
      <text:p text:style-name="Standard"><text:span text:style-name="T13"><text:tab/></text:span><text:span text:style-name="T12">// item a</text:span></text:p>
      <text:p text:style-name="Standard"><text:span text:style-name="T13"><text:tab/></text:span><text:span text:style-name="T12">/*</text:span></text:p>
      <text:p text:style-name="Standard"><text:span text:style-name="T12"><text:tab/><text:tab/>1<text:tab/>2<text:tab/>3</text:span></text:p>
      <text:p text:style-name="Standard"><text:span text:style-name="T12"><text:tab/><text:tab/>0<text:tab/>4<text:tab/>5</text:span></text:p>
      <text:p text:style-name="Standard"><text:span text:style-name="T12"><text:tab/><text:tab/>0<text:tab/>0<text:tab/>0</text:span></text:p>
      <text:p text:style-name="Standard"><text:span text:style-name="T12"><text:tab/>*/</text:span></text:p>
      <text:p text:style-name="Standard"><text:span text:style-name="T13"><text:tab/></text:span><text:span text:style-name="T16">XMMATRIX</text:span><text:span text:style-name="T13"> M(</text:span></text:p>
      <text:p text:style-name="Standard"><text:span text:style-name="T13"><text:tab/><text:tab/>1.0f, 2.0f, 3.0f, 0.0f,</text:span></text:p>
      <text:p text:style-name="Standard"><text:span text:style-name="T13"><text:tab/><text:tab/>0.0f, 4.0f, 5.0f, 0.0f,</text:span></text:p>
      <text:p text:style-name="Standard"><text:span text:style-name="T13"><text:tab/><text:tab/>0.0f, 0.0f, 0.0f, 0.0f,</text:span></text:p>
      <text:p text:style-name="Standard"><text:span text:style-name="T13"><text:tab/><text:tab/>0.0f, 0.0f, 0.0f, 0.0f</text:span></text:p>
      <text:p text:style-name="Standard"><text:span text:style-name="T13"><text:tab/>);</text:span></text:p>
      <text:p text:style-name="Standard"><text:span text:style-name="T13"><text:tab/></text:span><text:span text:style-name="T12">// calculando a inversa</text:span></text:p>
      <text:p text:style-name="Standard"><text:span text:style-name="T13"><text:tab/></text:span><text:span text:style-name="T16">XMVECTOR</text:span><text:span text:style-name="T13"> Mdet = XMMatrixDeterminant(M);</text:span></text:p>
      <text:p text:style-name="Standard"><text:span text:style-name="T13"><text:tab/>cout </text:span><text:span text:style-name="T14">&lt;&lt;</text:span><text:span text:style-name="T13"> </text:span><text:span text:style-name="T15">"a) Inversa = "</text:span><text:span text:style-name="T13"> </text:span><text:span text:style-name="T14">&lt;&lt;</text:span><text:span text:style-name="T13"> endl </text:span><text:span text:style-name="T14">&lt;&lt;</text:span><text:span text:style-name="T13"> XMMatrixInverse(&amp;Mdet, M);</text:span></text:p>
      <text:p text:style-name="Standard"><text:soft-page-break/><text:span text:style-name="T13"><text:tab/>cout </text:span><text:span text:style-name="T14">&lt;&lt;</text:span><text:span text:style-name="T13"> </text:span><text:span text:style-name="T15">"Nao tem inversa"</text:span><text:span text:style-name="T13"> </text:span><text:span text:style-name="T14">&lt;&lt;</text:span><text:span text:style-name="T13"> endl </text:span><text:span text:style-name="T14">&lt;&lt;</text:span><text:span text:style-name="T13"> endl </text:span><text:span text:style-name="T14">&lt;&lt;</text:span><text:span text:style-name="T13"> endl;</text:span></text:p>
      <text:p text:style-name="P27"/>
      <text:p text:style-name="Standard"><text:span text:style-name="T13"><text:tab/></text:span><text:span text:style-name="T12">// questão 5</text:span></text:p>
      <text:p text:style-name="Standard"><text:span text:style-name="T13"><text:tab/>cout </text:span><text:span text:style-name="T14">&lt;&lt;</text:span><text:span text:style-name="T13"> </text:span><text:span text:style-name="T15">"Questao 5"</text:span><text:span text:style-name="T13"> </text:span><text:span text:style-name="T14">&lt;&lt;</text:span><text:span text:style-name="T13"> endl </text:span><text:span text:style-name="T14">&lt;&lt;</text:span><text:span text:style-name="T13"> endl;</text:span></text:p>
      <text:p text:style-name="Standard"><text:span text:style-name="T13"><text:tab/></text:span><text:span text:style-name="T12">// item a</text:span></text:p>
      <text:p text:style-name="Standard"><text:span text:style-name="T13"><text:tab/></text:span><text:span text:style-name="T12">/*</text:span></text:p>
      <text:p text:style-name="Standard"><text:span text:style-name="T12"><text:tab/><text:tab/>21<text:tab/>-4</text:span></text:p>
      <text:p text:style-name="Standard"><text:span text:style-name="T12"><text:tab/><text:tab/>10<text:tab/>7</text:span></text:p>
      <text:p text:style-name="Standard"><text:span text:style-name="T12"><text:tab/>*/</text:span></text:p>
      <text:p text:style-name="Standard"><text:span text:style-name="T13"><text:tab/></text:span><text:span text:style-name="T16">XMMATRIX</text:span><text:span text:style-name="T13"> N(</text:span></text:p>
      <text:p text:style-name="Standard"><text:span text:style-name="T13"><text:tab/><text:tab/>21.0f, -4.0f, 0.0f, 0.0f,</text:span></text:p>
      <text:p text:style-name="Standard"><text:span text:style-name="T13"><text:tab/><text:tab/>10.0f, 7.0f, 0.0f, 0.0f,</text:span></text:p>
      <text:p text:style-name="Standard"><text:span text:style-name="T13"><text:tab/><text:tab/>0.0f, 0.0f, 1.0f, 0.0f,</text:span></text:p>
      <text:p text:style-name="Standard"><text:span text:style-name="T13"><text:tab/><text:tab/>0.0f, 0.0f, 0.0f, 1.0f</text:span></text:p>
      <text:p text:style-name="Standard"><text:span text:style-name="T13"><text:tab/>);</text:span></text:p>
      <text:p text:style-name="Standard"><text:span text:style-name="T13"><text:tab/></text:span><text:span text:style-name="T12">// calculando a inversa</text:span></text:p>
      <text:p text:style-name="Standard"><text:span text:style-name="T13"><text:tab/></text:span><text:span text:style-name="T16">XMVECTOR</text:span><text:span text:style-name="T13"> Ndet = XMMatrixDeterminant(N);</text:span></text:p>
      <text:p text:style-name="Standard"><text:span text:style-name="T13"><text:tab/>cout </text:span><text:span text:style-name="T14">&lt;&lt;</text:span><text:span text:style-name="T13"> </text:span><text:span text:style-name="T15">"a) Inversa = "</text:span><text:span text:style-name="T13"> </text:span><text:span text:style-name="T14">&lt;&lt;</text:span><text:span text:style-name="T13"> endl </text:span><text:span text:style-name="T14">&lt;&lt;</text:span><text:span text:style-name="T13"> XMMatrixInverse(&amp;Ndet, N) </text:span><text:span text:style-name="T14">&lt;&lt;</text:span><text:span text:style-name="T13"> endl;</text:span></text:p>
      <text:p text:style-name="Standard"><text:span text:style-name="T13"><text:tab/></text:span><text:span text:style-name="T12">// item b</text:span></text:p>
      <text:p text:style-name="Standard"><text:span text:style-name="T13"><text:tab/></text:span><text:span text:style-name="T12">/*</text:span></text:p>
      <text:p text:style-name="Standard"><text:span text:style-name="T12"><text:tab/><text:tab/>2<text:tab/>0<text:tab/>0</text:span></text:p>
      <text:p text:style-name="Standard"><text:span text:style-name="T12"><text:tab/><text:tab/>0<text:tab/>3<text:tab/>0</text:span></text:p>
      <text:p text:style-name="Standard"><text:span text:style-name="T12"><text:tab/><text:tab/>0<text:tab/>0<text:tab/>7</text:span></text:p>
      <text:p text:style-name="Standard"><text:span text:style-name="T12"><text:tab/>*/</text:span></text:p>
      <text:p text:style-name="Standard"><text:span text:style-name="T13"><text:tab/></text:span><text:span text:style-name="T16">XMMATRIX</text:span><text:span text:style-name="T13"> O(</text:span></text:p>
      <text:p text:style-name="Standard"><text:span text:style-name="T13"><text:tab/><text:tab/>2.0f, 0.0f, 0.0f, 0.0f,</text:span></text:p>
      <text:p text:style-name="Standard"><text:span text:style-name="T13"><text:tab/><text:tab/>0.0f, 3.0f, 0.0f, 0.0f,</text:span></text:p>
      <text:p text:style-name="Standard"><text:span text:style-name="T13"><text:tab/><text:tab/>0.0f, 0.0f, 7.0f, 0.0f,</text:span></text:p>
      <text:p text:style-name="Standard"><text:span text:style-name="T13"><text:tab/><text:tab/>0.0f, 0.0f, 0.0f, 1.0f</text:span></text:p>
      <text:p text:style-name="Standard"><text:span text:style-name="T13"><text:tab/>);</text:span></text:p>
      <text:p text:style-name="Standard"><text:span text:style-name="T13"><text:tab/></text:span><text:span text:style-name="T12">// calculando a inversa</text:span></text:p>
      <text:p text:style-name="Standard"><text:span text:style-name="T13"><text:tab/></text:span><text:span text:style-name="T16">XMVECTOR</text:span><text:span text:style-name="T13"> Odet = XMMatrixDeterminant(O);</text:span></text:p>
      <text:p text:style-name="P26"><text:span text:style-name="T13"><text:tab/>cout </text:span><text:span text:style-name="T14">&lt;&lt;</text:span><text:span text:style-name="T13"> </text:span><text:span text:style-name="T15">"b) Inversa = "</text:span><text:span text:style-name="T13"> </text:span><text:span text:style-name="T14">&lt;&lt;</text:span><text:span text:style-name="T13"> endl </text:span><text:span text:style-name="T14">&lt;&lt;</text:span><text:span text:style-name="T13"> XMMatrixInverse(&amp;Odet, O) </text:span><text:span text:style-name="T14">&lt;&lt;</text:span><text:span text:style-name="T13"> endl;</text:span></text:p>
      <text:p text:style-name="P26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>
      <style:text-properties style:use-window-font-color="true" loext:opacity="0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8T19:47:45.551000000</meta:creation-date>
    <dc:date>2022-09-21T00:00:11.088000000</dc:date>
    <meta:editing-duration>PT1H19M29S</meta:editing-duration>
    <meta:editing-cycles>16</meta:editing-cycles>
    <meta:generator>LibreOffice/7.2.7.2$Windows_X86_64 LibreOffice_project/8d71d29d553c0f7dcbfa38fbfda25ee34cce99a2</meta:generator>
    <meta:document-statistic meta:table-count="0" meta:image-count="0" meta:object-count="0" meta:page-count="4" meta:paragraph-count="187" meta:word-count="944" meta:character-count="3671" meta:non-whitespace-character-count="2680"/>
  </office:meta>
</office:document-meta>
</file>